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cKinsey Sans" svg:font-family="'McKinsey Sans', 'Helvetica Neue', Calibri, Corbel, Helvetica, Roboto, Droid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open sans" svg:font-family="'open sans', 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" fo:font-size="8.39999961853027pt" fo:letter-spacing="normal" fo:font-style="normal" fo:font-weight="normal" officeooo:rsid="001a3b34" officeooo:paragraph-rsid="001a3b34"/>
    </style:style>
    <style:style style:name="P2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9736d" officeooo:paragraph-rsid="0019736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9736d" officeooo:paragraph-rsid="0027d5a3" style:font-size-asian="12pt" style:font-size-complex="12pt"/>
    </style:style>
    <style:style style:name="P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217a10" officeooo:paragraph-rsid="00217a10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17a10" officeooo:paragraph-rsid="00217a1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17a10" officeooo:paragraph-rsid="0023f918" style:font-size-asian="12pt" style:font-size-complex="12pt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a3b34" officeooo:paragraph-rsid="001a3b34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29a4af" officeooo:paragraph-rsid="0029a4af" style:font-size-asian="12pt" style:font-size-complex="12pt"/>
    </style:style>
    <style:style style:name="P9" style:family="paragraph" style:parent-style-name="Standard" style:list-style-name="L2">
      <style:text-properties fo:font-variant="normal" fo:text-transform="none" fo:color="#000000" loext:opacity="100%" style:font-name="arial" fo:font-size="12pt" fo:letter-spacing="normal" fo:font-style="normal" fo:font-weight="normal" officeooo:rsid="0029a4af" officeooo:paragraph-rsid="0029a4af" style:font-size-asian="12pt" style:font-size-complex="12pt"/>
    </style:style>
    <style:style style:name="P10" style:family="paragraph" style:parent-style-name="Standard" style:list-style-name="L2">
      <style:text-properties fo:font-variant="normal" fo:text-transform="none" fo:color="#000000" loext:opacity="100%" style:font-name="arial" fo:font-size="12pt" fo:letter-spacing="normal" fo:font-style="normal" fo:font-weight="normal" officeooo:rsid="0020bc1a" officeooo:paragraph-rsid="0020bc1a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20bc1a" officeooo:paragraph-rsid="0020bc1a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ad952" officeooo:paragraph-rsid="001ad952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9736d" officeooo:paragraph-rsid="0019736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a3b34" officeooo:paragraph-rsid="001a3b3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font-variant="normal" fo:text-transform="none" fo:color="#000000" loext:opacity="100%" style:font-name="arial" fo:font-size="12pt" fo:letter-spacing="normal" fo:font-style="normal" fo:font-weight="bold" officeooo:rsid="001a3b34" officeooo:paragraph-rsid="001a3b34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ad952" officeooo:paragraph-rsid="001ad952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style:font-name="arial" fo:font-size="12pt" officeooo:rsid="001bba4c" officeooo:paragraph-rsid="001bba4c" style:font-size-asian="12pt" style:font-size-complex="12pt"/>
    </style:style>
    <style:style style:name="P18" style:family="paragraph" style:parent-style-name="Standard">
      <style:text-properties fo:color="#000000" loext:opacity="100%" style:font-name="arial" fo:font-size="12pt" officeooo:rsid="0027773f" officeooo:paragraph-rsid="0027773f" style:font-size-asian="12pt" style:font-size-complex="12pt"/>
    </style:style>
    <style:style style:name="P19" style:family="paragraph" style:parent-style-name="Standard">
      <style:text-properties fo:color="#000000" loext:opacity="100%" style:font-name="arial" fo:font-size="12pt" officeooo:rsid="0019736d" officeooo:paragraph-rsid="0019736d" style:font-size-asian="12pt" style:font-size-complex="12pt"/>
    </style:style>
    <style:style style:name="P20" style:family="paragraph" style:parent-style-name="Standard">
      <style:paragraph-properties fo:break-before="page"/>
      <style:text-properties fo:color="#000000" loext:opacity="100%" style:font-name="arial" fo:font-size="12pt" officeooo:rsid="0019736d" officeooo:paragraph-rsid="0019736d" style:font-size-asian="12pt" style:font-size-complex="12pt"/>
    </style:style>
    <style:style style:name="P21" style:family="paragraph" style:parent-style-name="Standard">
      <style:text-properties fo:color="#000000" loext:opacity="100%" style:font-name="arial" fo:font-size="12pt" officeooo:rsid="0019736d" officeooo:paragraph-rsid="00230f5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1e0356" officeooo:paragraph-rsid="001e0356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230f5f" officeooo:paragraph-rsid="0023f91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230f5f" officeooo:paragraph-rsid="00250f52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230f5f" officeooo:paragraph-rsid="00230f5f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27d5a3" officeooo:paragraph-rsid="0027d5a3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29a4af" officeooo:paragraph-rsid="0029a4af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29a4af" officeooo:paragraph-rsid="0029a4af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20bc1a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27d5a3" style:font-size-asian="12pt" style:font-size-complex="12pt"/>
    </style:style>
    <style:style style:name="P31" style:family="paragraph" style:parent-style-name="Standard">
      <style:text-properties fo:color="#000000" loext:opacity="100%" style:font-name="arial" fo:font-size="12pt" fo:font-weight="bold" officeooo:rsid="0019736d" officeooo:paragraph-rsid="0019736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arial" fo:font-size="15pt" fo:font-weight="normal" officeooo:rsid="001bba4c" officeooo:paragraph-rsid="001bba4c" style:font-size-asian="15pt" style:font-weight-asian="normal" style:font-size-complex="15pt" style:font-weight-complex="normal"/>
    </style:style>
    <style:style style:name="P33" style:family="paragraph" style:parent-style-name="Text_20_body">
      <style:text-properties fo:font-variant="normal" fo:text-transform="none" fo:color="#000000" loext:opacity="100%" style:font-name="Arial" fo:font-size="8.39999961853027pt" fo:letter-spacing="normal" fo:font-style="normal" fo:font-weight="normal" officeooo:rsid="001ad952" officeooo:paragraph-rsid="001ad952"/>
    </style:style>
    <style:style style:name="P34" style:family="paragraph" style:parent-style-name="Text_20_body">
      <style:text-properties fo:font-variant="normal" fo:text-transform="none" fo:color="#000000" loext:opacity="100%" style:font-name="arial" fo:font-size="12pt" fo:letter-spacing="normal" fo:font-style="normal" fo:font-weight="normal" officeooo:rsid="001ad952" officeooo:paragraph-rsid="001ad952" style:font-size-asian="12pt" style:font-size-complex="12pt"/>
    </style:style>
    <style:style style:name="P35" style:family="paragraph" style:parent-style-name="Text_20_body">
      <style:text-properties fo:color="#000000" loext:opacity="100%" style:font-name="arial" fo:font-size="12pt" officeooo:rsid="001ad952" officeooo:paragraph-rsid="001ad952" style:font-size-asian="12pt" style:font-size-complex="12pt"/>
    </style:style>
    <style:style style:name="T1" style:family="text">
      <style:text-properties fo:font-variant="normal" fo:text-transform="none" fo:color="#000000" loext:opacity="100%" style:font-name="Arial" fo:font-size="8.39999961853027pt" fo:letter-spacing="normal" fo:font-style="normal" fo:font-weight="normal" officeooo:rsid="0019736d"/>
    </style:style>
    <style:style style:name="T2" style:family="text">
      <style:text-properties fo:font-variant="normal" fo:text-transform="none" fo:color="#000000" loext:opacity="100%" fo:font-size="8.39999961853027pt" fo:letter-spacing="normal" fo:font-style="normal" fo:font-weight="normal" officeooo:rsid="0019736d"/>
    </style:style>
    <style:style style:name="T3" style:family="text">
      <style:text-properties fo:font-variant="normal" fo:text-transform="none" fo:color="#333333" loext:opacity="100%" style:font-name="McKinsey Sans" fo:font-size="12p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McKinsey Sans" fo:font-size="12pt" fo:letter-spacing="normal" fo:font-style="normal" fo:font-weight="normal" officeooo:rsid="001f2392"/>
    </style:style>
    <style:style style:name="T5" style:family="text">
      <style:text-properties fo:font-variant="normal" fo:text-transform="none" fo:color="#333333" loext:opacity="100%" style:font-name="McKinsey Sans" fo:font-size="12pt" fo:letter-spacing="normal" fo:font-style="normal" fo:font-weight="normal" officeooo:rsid="0020bc1a"/>
    </style:style>
    <style:style style:name="T6" style:family="text">
      <style:text-properties fo:font-variant="normal" fo:text-transform="none" fo:color="#333333" loext:opacity="100%" style:font-name="McKinsey Sans" fo:font-size="12pt" fo:letter-spacing="normal" fo:font-style="normal" fo:font-weight="normal" officeooo:rsid="0019736d"/>
    </style:style>
    <style:style style:name="T7" style:family="text">
      <style:text-properties fo:font-variant="normal" fo:text-transform="none" fo:color="#333333" loext:opacity="100%" style:font-name="McKinsey Sans" fo:font-size="12pt" fo:letter-spacing="normal" fo:font-style="normal" fo:font-weight="normal" officeooo:rsid="00217a10"/>
    </style:style>
    <style:style style:name="T8" style:family="text">
      <style:text-properties fo:font-variant="normal" fo:text-transform="none" fo:color="#333333" loext:opacity="100%" style:font-name="McKinsey Sans" fo:font-size="12pt" fo:letter-spacing="normal" fo:font-style="normal" fo:font-weight="normal" officeooo:rsid="0023f918"/>
    </style:style>
    <style:style style:name="T9" style:family="text">
      <style:text-properties fo:font-variant="normal" fo:text-transform="none" fo:color="#333333" loext:opacity="100%" style:font-name="McKinsey Sans" fo:font-size="12pt" fo:letter-spacing="normal" fo:font-style="normal" fo:font-weight="normal" officeooo:rsid="00250f52"/>
    </style:style>
    <style:style style:name="T10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11" style:family="text">
      <style:text-properties fo:font-variant="normal" fo:text-transform="none" fo:color="#333333" loext:opacity="100%" fo:font-size="12pt" fo:letter-spacing="normal" fo:font-style="normal" fo:font-weight="normal" officeooo:rsid="0019736d"/>
    </style:style>
    <style:style style:name="T12" style:family="text">
      <style:text-properties fo:font-variant="normal" fo:text-transform="none" fo:color="#333333" loext:opacity="100%" fo:font-size="12pt" fo:letter-spacing="normal" fo:font-style="normal" fo:font-weight="normal" officeooo:rsid="0020bc1a"/>
    </style:style>
    <style:style style:name="T13" style:family="text">
      <style:text-properties fo:font-variant="normal" fo:text-transform="none" fo:color="#333333" loext:opacity="100%" fo:font-size="12pt" fo:letter-spacing="normal" fo:font-style="normal" fo:font-weight="normal" officeooo:rsid="001f2392"/>
    </style:style>
    <style:style style:name="T14" style:family="text">
      <style:text-properties fo:font-variant="normal" fo:text-transform="none" fo:color="#333333" loext:opacity="100%" fo:font-size="12pt" fo:letter-spacing="normal" fo:font-style="normal" fo:font-weight="normal" officeooo:rsid="00217a10"/>
    </style:style>
    <style:style style:name="T15" style:family="text">
      <style:text-properties fo:font-variant="normal" fo:text-transform="none" fo:color="#333333" loext:opacity="100%" fo:font-size="12pt" fo:letter-spacing="normal" fo:font-style="normal" fo:font-weight="normal" officeooo:rsid="00250f52"/>
    </style:style>
    <style:style style:name="T16" style:family="text">
      <style:text-properties fo:font-variant="normal" fo:text-transform="none" fo:color="#333333" loext:opacity="100%" fo:font-size="12pt" fo:letter-spacing="normal" fo:font-style="normal" fo:font-weight="normal" officeooo:rsid="0023f918"/>
    </style:style>
    <style:style style:name="T17" style:family="text">
      <style:text-properties fo:font-variant="normal" fo:text-transform="none" fo:color="#222222" loext:opacity="100%" style:font-name="open sans" fo:font-size="9.60000038146973pt" fo:letter-spacing="normal" fo:font-style="normal" fo:font-weight="normal"/>
    </style:style>
    <style:style style:name="T18" style:family="text">
      <style:text-properties fo:font-variant="normal" fo:text-transform="none" fo:color="#222222" loext:opacity="100%" style:font-name="open sans" fo:font-size="9.60000038146973pt" fo:letter-spacing="normal" fo:font-style="normal" fo:font-weight="normal" officeooo:rsid="0027d5a3"/>
    </style:style>
    <style:style style:name="T19" style:family="text">
      <style:text-properties fo:font-variant="normal" fo:text-transform="none" fo:color="#222222" loext:opacity="100%" style:font-name="open sans" fo:font-size="9.60000038146973pt" fo:letter-spacing="normal" fo:font-style="normal" fo:font-weight="normal" officeooo:rsid="0029a4af"/>
    </style:style>
    <style:style style:name="T20" style:family="text">
      <style:text-properties fo:font-variant="normal" fo:text-transform="none" fo:color="#222222" loext:opacity="100%" fo:font-size="9.60000038146973pt" fo:letter-spacing="normal" fo:font-style="normal" fo:font-weight="normal"/>
    </style:style>
    <style:style style:name="T21" style:family="text">
      <style:text-properties fo:font-variant="normal" fo:text-transform="none" fo:color="#222222" loext:opacity="100%" fo:font-size="9.60000038146973pt" fo:letter-spacing="normal" fo:font-style="normal" fo:font-weight="normal" officeooo:rsid="0027d5a3"/>
    </style:style>
    <style:style style:name="T22" style:family="text">
      <style:text-properties fo:font-variant="normal" fo:text-transform="none" fo:color="#222222" loext:opacity="100%" fo:font-size="9.60000038146973pt" fo:letter-spacing="normal" fo:font-style="normal" fo:font-weight="normal" officeooo:rsid="0029a4af"/>
    </style:style>
    <style:style style:name="T23" style:family="text">
      <style:text-properties fo:font-variant="normal" fo:text-transform="none" fo:font-size="12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 officeooo:rsid="0019736d"/>
    </style:style>
    <style:style style:name="T25" style:family="text">
      <style:text-properties fo:font-variant="normal" fo:text-transform="none" fo:font-size="12pt" fo:letter-spacing="normal" fo:font-style="normal" fo:font-weight="normal" officeooo:rsid="0020bc1a"/>
    </style:style>
    <style:style style:name="T26" style:family="text">
      <style:text-properties fo:font-variant="normal" fo:text-transform="none" fo:font-size="12pt" fo:letter-spacing="normal" fo:font-style="normal" fo:font-weight="normal" officeooo:rsid="001f2392"/>
    </style:style>
    <style:style style:name="T27" style:family="text">
      <style:text-properties fo:font-variant="normal" fo:text-transform="none" fo:font-size="12pt" fo:letter-spacing="normal" fo:font-style="normal" fo:font-weight="normal" officeooo:rsid="00217a10"/>
    </style:style>
    <style:style style:name="T28" style:family="text">
      <style:text-properties fo:font-variant="normal" fo:text-transform="none" fo:font-size="12pt" fo:letter-spacing="normal" fo:font-style="normal" fo:font-weight="normal" officeooo:rsid="00250f52"/>
    </style:style>
    <style:style style:name="T29" style:family="text">
      <style:text-properties fo:font-variant="normal" fo:text-transform="none" fo:font-size="12pt" fo:letter-spacing="normal" fo:font-style="normal" fo:font-weight="normal" officeooo:rsid="0023f918"/>
    </style:style>
    <style:style style:name="T30" style:family="text">
      <style:text-properties fo:font-variant="normal" fo:text-transform="none" fo:font-size="8.39999961853027pt" fo:letter-spacing="normal" fo:font-style="normal" fo:font-weight="normal" officeooo:rsid="0019736d"/>
    </style:style>
    <style:style style:name="T31" style:family="text">
      <style:text-properties fo:font-variant="normal" fo:text-transform="none" fo:font-size="9.60000038146973pt" fo:letter-spacing="normal" fo:font-style="normal" fo:font-weight="normal"/>
    </style:style>
    <style:style style:name="T32" style:family="text">
      <style:text-properties fo:font-variant="normal" fo:text-transform="none" fo:font-size="9.60000038146973pt" fo:letter-spacing="normal" fo:font-style="normal" fo:font-weight="normal" officeooo:rsid="0027d5a3"/>
    </style:style>
    <style:style style:name="T33" style:family="text">
      <style:text-properties fo:font-variant="normal" fo:text-transform="none" fo:font-size="9.60000038146973pt" fo:letter-spacing="normal" fo:font-style="normal" fo:font-weight="normal" officeooo:rsid="0029a4af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officeooo:rsid="0019736d"/>
    </style:style>
    <style:style style:name="T36" style:family="text">
      <style:text-properties fo:font-variant="normal" fo:text-transform="none" fo:letter-spacing="normal" fo:font-style="normal" fo:font-weight="normal" officeooo:rsid="0020bc1a"/>
    </style:style>
    <style:style style:name="T37" style:family="text">
      <style:text-properties fo:font-variant="normal" fo:text-transform="none" fo:letter-spacing="normal" fo:font-style="normal" fo:font-weight="normal" officeooo:rsid="001f2392"/>
    </style:style>
    <style:style style:name="T38" style:family="text">
      <style:text-properties fo:font-variant="normal" fo:text-transform="none" fo:letter-spacing="normal" fo:font-style="normal" fo:font-weight="normal" officeooo:rsid="00217a10"/>
    </style:style>
    <style:style style:name="T39" style:family="text">
      <style:text-properties fo:font-variant="normal" fo:text-transform="none" fo:letter-spacing="normal" fo:font-style="normal" fo:font-weight="normal" officeooo:rsid="00250f52"/>
    </style:style>
    <style:style style:name="T40" style:family="text">
      <style:text-properties fo:font-variant="normal" fo:text-transform="none" fo:letter-spacing="normal" fo:font-style="normal" fo:font-weight="normal" officeooo:rsid="0023f918"/>
    </style:style>
    <style:style style:name="T41" style:family="text">
      <style:text-properties fo:font-variant="normal" fo:text-transform="none" fo:letter-spacing="normal" fo:font-style="normal" fo:font-weight="normal" officeooo:rsid="0027d5a3"/>
    </style:style>
    <style:style style:name="T42" style:family="text">
      <style:text-properties fo:font-variant="normal" fo:text-transform="none" fo:letter-spacing="normal" fo:font-style="normal" fo:font-weight="normal" officeooo:rsid="0029a4af"/>
    </style:style>
    <style:style style:name="T43" style:family="text">
      <style:text-properties fo:font-variant="normal" fo:text-transform="none" fo:letter-spacing="normal" fo:font-style="italic" fo:font-weight="normal"/>
    </style:style>
    <style:style style:name="T44" style:family="text">
      <style:text-properties officeooo:rsid="001ad952"/>
    </style:style>
    <style:style style:name="T45" style:family="text">
      <style:text-properties fo:font-style="italic"/>
    </style:style>
    <style:style style:name="T46" style:family="text">
      <style:text-properties officeooo:rsid="001f2392"/>
    </style:style>
    <style:style style:name="T47" style:family="text">
      <style:text-properties officeooo:rsid="002265db"/>
    </style:style>
    <style:style style:name="T48" style:family="text">
      <style:text-properties officeooo:rsid="0023f918"/>
    </style:style>
    <style:style style:name="T49" style:family="text">
      <style:text-properties fo:color="#797676" loext:opacity="100%" style:font-name="open sans" fo:font-size="9.60000038146973pt"/>
    </style:style>
    <style:style style:name="T50" style:family="text">
      <style:text-properties fo:color="#797676" loext:opacity="100%" fo:font-size="9.60000038146973pt"/>
    </style:style>
    <style:style style:name="T51" style:family="text">
      <style:text-properties fo:color="#797676" loext:opacity="100%" style:font-name="arial" fo:font-size="9.60000038146973pt"/>
    </style:style>
    <style:style style:name="T52" style:family="text">
      <style:text-properties fo:color="#3176d9" loext:opacity="100%" style:text-line-through-style="none" style:text-line-through-type="none" style:font-name="open sans" fo:font-size="9.60000038146973pt" style:text-underline-style="none" style:text-blinking="false" fo:background-color="#ffffff" loext:char-shading-value="0"/>
    </style:style>
    <style:style style:name="T53" style:family="text">
      <style:text-properties fo:color="#3176d9" loext:opacity="100%" style:text-line-through-style="none" style:text-line-through-type="none" fo:font-size="9.60000038146973pt" style:text-underline-style="none" style:text-blinking="false" fo:background-color="#ffffff" loext:char-shading-value="0"/>
    </style:style>
    <style:style style:name="T54" style:family="text">
      <style:text-properties fo:color="#3176d9" loext:opacity="100%" style:text-line-through-style="none" style:text-line-through-type="none" style:font-name="arial" fo:font-size="9.60000038146973pt" style:text-underline-style="none" style:text-blinking="false" fo:background-color="#ffffff" loext:char-shading-value="0"/>
    </style:style>
    <style:style style:name="T55" style:family="text">
      <style:text-properties style:text-line-through-style="none" style:text-line-through-type="none" style:font-name="arial" fo:font-size="9.60000038146973pt" style:text-underline-style="none" style:text-blinking="false" fo:background-color="#ffffff" loext:char-shading-value="0"/>
    </style:style>
    <style:style style:name="T56" style:family="text">
      <style:text-properties style:text-line-through-style="none" style:text-line-through-type="none" style:font-name="arial" style:text-underline-style="none" style:text-blinking="false" fo:background-color="#ffffff" loext:char-shading-value="0"/>
    </style:style>
    <style:style style:name="T57" style:family="text">
      <style:text-properties style:text-line-through-style="none" style:text-line-through-type="none" style:font-name="arial" fo:font-size="12pt" style:text-underline-style="none" style:text-blinking="false" fo:background-color="#ffffff" loext:char-shading-value="0" style:font-size-asian="12pt" style:font-size-complex="12pt"/>
    </style:style>
    <style:style style:name="T58" style:family="text">
      <style:text-properties officeooo:rsid="0027d5a3"/>
    </style:style>
    <style:style style:name="T59" style:family="text">
      <style:text-properties officeooo:rsid="002a4311"/>
    </style:style>
    <style:style style:name="T60" style:family="text">
      <style:text-properties style:font-name="arial"/>
    </style:style>
    <style:style style:name="T61" style:family="text">
      <style:text-properties style:font-name="arial" fo:font-size="9.60000038146973pt"/>
    </style:style>
    <style:style style:name="T62" style:family="text">
      <style:text-properties style:font-name="arial" fo:font-size="12pt" style:font-size-asian="12pt" style:font-size-complex="12pt"/>
    </style:style>
    <style:style style:name="T6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apstone Project Proposal</text:p>
      <text:p text:style-name="P32"/>
      <text:p text:style-name="P32">Predicting mortality in the Emergency Department utilizing Deep Learning Methods</text:p>
      <text:p text:style-name="P17"/>
      <text:p text:style-name="P18"/>
      <text:p text:style-name="P18">Student: Porfirio Basaldúa González</text:p>
      <text:p text:style-name="P19"/>
      <text:p text:style-name="P19"/>
      <text:p text:style-name="P19"/>
      <text:p text:style-name="P31">Domain background</text:p>
      <text:p text:style-name="P19"/>
      <text:p text:style-name="P22">The time is ripe for a technological revolution in healthcare. <text:s/>According to Mckinsey, <text:span text:style-name="T46">over the last decade pharmaceutical companies have been compiling research and development data into datasets, while “</text:span><text:span text:style-name="T35">the US federal government and other public stakeholders have been opening their vast stores of health-care knowledge, including data from clinical trials and information on patients covered under public insurance programs” </text:span><text:span text:style-name="T36">(Mckinsey &amp; Company, 2013)</text:span></text:p>
      <text:p text:style-name="P29"><text:span text:style-name="T37">All this new influx of information has </text:span><text:span text:style-name="T36">already </text:span><text:span text:style-name="T37">been </text:span><text:span text:style-name="T36">applied</text:span><text:span text:style-name="T37"> by the different stakeholders to create savings and improve processes, for example “</text:span><text:span text:style-name="T34">Kaiser Permanente has fully implemented a new computer system </text:span><text:span text:style-name="T36">[...] </text:span><text:span text:style-name="T37">and achieved an estimated $1 billion in savings from reduced office visits and lab tests” </text:span><text:span text:style-name="T36">(Mckinsey &amp; Company, 2013). </text:span><text:span text:style-name="T38">T</text:span><text:span text:style-name="T36">he same stakeholders acknowledge that there are still many opportunities for innovation and improvement within the healthcare domain, Mckinsey &amp; Company estimate that “since 2010, more than 200 new businesses have developed innovative health-care applications. About 40 percent of these were aimed at direct health interventions or predictive capabilities.” </text:span></text:p>
      <text:p text:style-name="P29"><text:span text:style-name="T36"/></text:p>
      <text:p text:style-name="P24"><text:span text:style-name="T36">O</text:span><text:span text:style-name="T34">f these possible innovations, predictive capabilities are of special interest to health care professionals, since it will allow them to “interrupt the patient’s [projected] trajectory and set him on the proper course” (</text:span><text:span text:style-name="T39">Adamson, D.</text:span><text:span text:style-name="T34">, 2015, </text:span><text:span text:style-name="T40">p. 30</text:span><text:span text:style-name="T34">) this capability is known as Prescriptive Analytics, and is considered a “Holy Grail” (</text:span><text:span text:style-name="T39">Adamson, D.</text:span><text:span text:style-name="T34">, 2015, </text:span><text:span text:style-name="T40">p. 30</text:span><text:span text:style-name="T34">) <text:s/>within the healthcare domain.</text:span></text:p>
      <text:p text:style-name="P25"><text:span text:style-name="T34"/></text:p>
      <text:p text:style-name="P25"><text:span text:style-name="T34">This project will aim to create such a predictive solution, focusing on anticipating the mortality in Emergency patients, taking in consideration the following restrictions:</text:span></text:p>
      <text:p text:style-name="P24"><text:span text:style-name="T34">- Since one of the main impediments to use advanced technologies (i.e. Machine Learning) is the lack of expertise (</text:span><text:span text:style-name="T39">Adamson, D.</text:span><text:span text:style-name="T34">, 2015, </text:span><text:span text:style-name="T40">p. 10</text:span><text:span text:style-name="T34">), </text:span><text:span text:style-name="T40">the proposed solution has to be easy to use.</text:span></text:p>
      <text:p text:style-name="P23"><text:span text:style-name="T40">- The solution has to demonstrate sufficient capabilities to handle large amounts of data.</text:span></text:p>
      <text:p text:style-name="P23"><text:span text:style-name="T40">- The resulting predictions have to be available in real time, as they will aid assessments in emergencies, where time is vital.</text:span></text:p>
      <text:p text:style-name="P21"><text:span text:style-name="T34"/></text:p>
      <text:p text:style-name="P20"><text:span text:style-name="T63">Problem statement</text:span></text:p>
      <text:p text:style-name="P19"/>
      <text:p text:style-name="P2">Can patient healthcare records predict the likelihood of mortality in an emergency room visit?</text:p>
      <text:p text:style-name="P13"/>
      <text:p text:style-name="P13"/>
      <text:p text:style-name="P13"><text:span text:style-name="T59">S</text:span>olution statement</text:p>
      <text:p text:style-name="P2"/>
      <text:p text:style-name="P5">Deep Learning models combined with large amounts of data are well suited for prediction problems, <text:span text:style-name="T48">and cloud infrastructure will ensure the system has enough resources to handle big-data concerns effectively. With this, the proposed solution is as follows:</text:span></text:p>
      <text:p text:style-name="P5"/>
      <text:p text:style-name="P6">Using cloud infrastructure, the researcher <text:span text:style-name="T48">will</text:span> create a <text:span text:style-name="T48">data pipeline</text:span> that will expose an API through the internet which will allow the healthcare profes<text:span text:style-name="T47">s</text:span>ionals to access <text:span text:style-name="T48">real time </text:span>predictions from a machine learning model. This predictions will <text:span text:style-name="T48">assess the patient’s probability of dying while in emergency care, giving health care professionals a tool for decision making, shortening the time needed for the patient to receive adequate care.</text:span></text:p>
      <text:p text:style-name="P4"><text:s/></text:p>
      <text:p text:style-name="P4"/>
      <text:p text:style-name="P13">Datasets</text:p>
      <text:p text:style-name="P2"/>
      <text:p text:style-name="P30"><text:span text:style-name="T41">This project will use the Medical Information Mart for Intensive Care (MIMIC) dataset. According to Johnson, A. et al., this dataset </text:span><text:span text:style-name="T35">“</text:span><text:span text:style-name="T34">is a large, freely-available database comprising de-identified health-related data from patients who were admitted to the critical care units of the Beth Israel Deaconess Medical Center.”</text:span><text:span text:style-name="T41"> It contains data from 2008 to 2019 collected from Metavision bedside monitors and is arranged in different relational tables.</text:span></text:p>
      <text:p text:style-name="P30"><text:span text:style-name="T41"/></text:p>
      <text:p text:style-name="P26"><text:span text:style-name="T34">Even though the data is de-identified, access to the data is conditioned to </text:span><text:span text:style-name="T42">the following requisites:</text:span></text:p>
      <text:p text:style-name="P28"><text:span text:style-name="T34">1. Completing a training course in human subjects research.</text:span></text:p>
      <text:p text:style-name="P27"><text:span text:style-name="T34">2. Signing the data use agreement. Adherence to the terms of this agreement is paramount.</text:span></text:p>
      <text:p text:style-name="P27"><text:span text:style-name="T34">3. Accessing the data directly in the cloud.</text:span></text:p>
      <text:p text:style-name="P3"/>
      <text:p text:style-name="P2"/>
      <text:p text:style-name="P14">Benchmark model</text:p>
      <text:p text:style-name="P7"/>
      <text:p text:style-name="P8">Li C. et al. (2021) have proposed a LightGBM model with an accuracy of 93.6% for early mortality predictions in emergency departments, this will be used as a benchmark.</text:p>
      <text:p text:style-name="P7"/>
      <text:p text:style-name="P7"/>
      <text:p text:style-name="P14"/>
      <text:p text:style-name="P15">Evaluation metrics</text:p>
      <text:p text:style-name="P7"/>
      <text:p text:style-name="P8">The evaluation metric will be the same used in the benchmark model, which is accuracy.</text:p>
      <text:p text:style-name="P7"/>
      <text:p text:style-name="P7">Project design</text:p>
      <text:p text:style-name="P7"/>
      <text:p text:style-name="P8">The project will be segmented in the following steps:</text:p>
      <text:p text:style-name="P8"/>
      <text:list xml:id="list1467294713" text:style-name="L2">
        <text:list-item>
          <text:p text:style-name="P9">Complete the mandatory training to access and explore the dataset.</text:p>
          <text:p text:style-name="P9"/>
        </text:list-item>
        <text:list-item>
          <text:p text:style-name="P9">Set an ELT workload in a multicloud environment. Since the data is hosted in GCP, the researcher will set up a multicloud environment to extract the data from GCP into AWS, where the processing of the information will take place.</text:p>
          <text:p text:style-name="P9"/>
        </text:list-item>
        <text:list-item>
          <text:p text:style-name="P9">Hyperparameter tuning.</text:p>
          <text:p text:style-name="P9"/>
        </text:list-item>
        <text:list-item>
          <text:p text:style-name="P9">Multi instance training of the model.</text:p>
          <text:p text:style-name="P9"/>
        </text:list-item>
        <text:list-item>
          <text:p text:style-name="P9">Endpoint provisioning and API exposure.</text:p>
          <text:p text:style-name="P9"/>
        </text:list-item>
        <text:list-item>
          <text:p text:style-name="P9">Evaluate the results.</text:p>
          <text:p text:style-name="P9"/>
        </text:list-item>
        <text:list-item>
          <text:p text:style-name="P10">Improvements and future work. Create a UI that will enable end users to apply <text:span text:style-name="T59">the predictions in real situations</text:span>, Preferably, this UI will be directly integrated into existing systems in the ED departments of the hospitals. Alternatively, a new standalone application can be built and leased for use in ED departments across hospitals.</text:p>
        </text:list-item>
      </text:list>
      <text:p text:style-name="P11"/>
      <text:p text:style-name="P11"/>
      <text:p text:style-name="P16">References</text:p>
      <text:p text:style-name="P12"/>
      <text:p text:style-name="P34">Adamson, D. (2015, August 13). Big Data in Healthcare Made Simple: Where It Stands Today and Where It’s Going. Retrieved March 12, 2023, from https://www.slideshare.net/healthcatalyst1/big-data-in-healthcare-made-simple-where-it-stands-today-and-where-its-going </text:p>
      <text:p text:style-name="P33"><text:span text:style-name="T62">Johnson, A., Bulgarelli, L., Pollard, T., Horng, S., Celi, L. A., &amp; Mark, R. (2021). MIMIC-IV (version 1.0). PhysioNet. </text:span><text:a xlink:type="simple" xlink:href="https://doi.org/10.13026/s6n6-xd98" text:style-name="Internet_20_link" text:visited-style-name="Visited_20_Internet_20_Link"><text:span text:style-name="T57">https://doi.org/10.13026/s6n6-xd98</text:span></text:a><text:span text:style-name="T62">.</text:span></text:p>
      <text:p text:style-name="P34">Kayyali, B., Knott, D., &amp; Kuiken, S. V. (2013, April 1). <text:span text:style-name="T45">The Big-Data Revolution in US health care: Accelerating value and innovation</text:span>. McKinsey &amp; Company. Retrieved March 12, 2023, from https://www.mckinsey.com/industries/healthcare/our-insights/the-big-data-revolution-in-us-health-care#/ </text:p>
      <text:p text:style-name="P35"><text:span text:style-name="T34">Li, C., Zhang, Z., Ren, Y., Nie, H., Lei, Y., Qiu, H., Xu, Z., &amp; Pu, X. (2021). Machine learning based early mortality prediction in the emergency department. </text:span><text:span text:style-name="T43">International Journal of Medical Informatics</text:span><text:span text:style-name="T34">, </text:span><text:span text:style-name="T43">155</text:span><text:span text:style-name="T34">, 104570. https://doi.org/10.1016/j.ijmedinf.2021.104570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cKinsey Sans" svg:font-family="'McKinsey Sans', 'Helvetica Neue', Calibri, Corbel, Helvetica, Roboto, Droid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open sans" svg:font-family="'open sans', 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1:40:38.695109144</meta:creation-date>
    <dc:date>2023-03-12T15:03:01.126882501</dc:date>
    <meta:editing-duration>PT7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871" meta:character-count="5940" meta:non-whitespace-character-count="5109"/>
  </office:meta>
</office:document-meta>
</file>